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229c" officeooo:paragraph-rsid="0002229c"/>
    </style:style>
    <style:style style:name="P2" style:family="paragraph" style:parent-style-name="Standard" style:list-style-name="L1">
      <style:text-properties officeooo:rsid="0002229c" officeooo:paragraph-rsid="0002229c"/>
    </style:style>
    <style:style style:name="P3" style:family="paragraph" style:parent-style-name="Standard" style:list-style-name="L1">
      <style:text-properties officeooo:rsid="0003c1dd" officeooo:paragraph-rsid="0003c1dd"/>
    </style:style>
    <style:style style:name="P4" style:family="paragraph" style:parent-style-name="Standard">
      <style:text-properties officeooo:rsid="0003c1dd" officeooo:paragraph-rsid="0003c1dd"/>
    </style:style>
    <style:style style:name="T1" style:family="text">
      <style:text-properties officeooo:rsid="0003c1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o prise de commande (CU2) : </text:p>
      <text:p text:style-name="P1"/>
      <text:p text:style-name="P1">-l'utilisateur, un employé de chez mesguen recoit un appel d'un client voulant prendre une commande, se connecte (CU1) et arrive sur l'<text:span text:style-name="T1">é</text:span>cran CU2.</text:p>
      <text:p text:style-name="P1"/>
      <text:p text:style-name="P1">-le systeme affiche l'interface de prise de commande :</text:p>
      <text:p text:style-name="P1"><text:tab/>champs : </text:p>
      <text:list xml:id="list1513092902492566283" text:style-name="L1">
        <text:list-item>
          <text:p text:style-name="P2">choix du client prennant la commande</text:p>
          <text:p text:style-name="P2"/>
        </text:list-item>
        <text:list-item>
          <text:p text:style-name="P2">choix du lieu ou recuperer la marchandise</text:p>
        </text:list-item>
        <text:list-item>
          <text:p text:style-name="P2">choix du lieux ou l'envoyer</text:p>
          <text:p text:style-name="P2">--&gt; possiblité de basculer vers CU3 pour modifier les lieux</text:p>
          <text:p text:style-name="P2"/>
        </text:list-item>
        <text:list-item>
          <text:p text:style-name="P2">choix des produits de la commande par liste deroulante, possibilité d'en choisir plusieurs</text:p>
          <text:p text:style-name="P2">--&gt; possiblité de basculer vers CU4 pour modifier les produits</text:p>
        </text:list-item>
        <text:list-item>
          <text:p text:style-name="P2">liste recapitulative des produits deja choisis</text:p>
        </text:list-item>
      </text:list>
      <text:p text:style-name="P1"/>
      <text:list xml:id="list183426716646323" text:continue-numbering="true" text:style-name="L1">
        <text:list-item>
          <text:p text:style-name="P3">confirmation de la commande</text:p>
        </text:list-item>
        <text:list-item>
          <text:p text:style-name="P3">annuler la commande (ferme la fenetre)</text:p>
        </text:list-item>
      </text:list>
      <text:p text:style-name="P4"/>
      <text:p text:style-name="P4">-l'utilisateur rempli les champs selon ce que le client veut commander.</text:p>
      <text:p text:style-name="P4">-l'utilisateur confirme la commande.</text:p>
      <text:p text:style-name="P4"/>
      <text:p text:style-name="P4">-le systeme envoie les informations à la base de données.</text:p>
      <text:p text:style-name="P4">-la fenetre se fer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S</meta:editing-duration>
    <meta:editing-cycles>3</meta:editing-cycles>
    <meta:generator>LibreOffice/5.0.3.2$Windows_x86 LibreOffice_project/e5f16313668ac592c1bfb310f4390624e3dbfb75</meta:generator>
    <dc:date>2016-11-09T18:34:25.757000000</dc:date>
    <meta:document-statistic meta:table-count="0" meta:image-count="0" meta:object-count="0" meta:page-count="1" meta:paragraph-count="19" meta:word-count="149" meta:character-count="866" meta:non-whitespace-character-count="744"/>
    <meta:user-defined meta:name="Info 1"/>
    <meta:user-defined meta:name="Info 2"/>
    <meta:user-defined meta:name="Info 3"/>
    <meta:user-defined meta:name="Info 4"/>
  </office:meta>
</office:document-meta>
</file>